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yriadPro-Bold" svg:font-family="MyriadPro-Bold" style:font-pitch="variable"/>
    <style:font-face style:name="MyriadPro-Bold1" svg:font-family="MyriadPro-Bold"/>
    <style:font-face style:name="MyriadPro-Regular" svg:font-family="MyriadPro-Regular" style:font-pitch="variable"/>
    <style:font-face style:name="MyriadPro-Regular1" svg:font-family="MyriadPro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76cm" svg:stroke-color="#000000" draw:stroke-linejoin="miter" svg:stroke-linecap="round" draw:fill="none" fo:padding-top="0.213cm" fo:padding-bottom="0.213cm" fo:padding-left="0.338cm" fo:padding-right="0.338cm"/>
    </style:style>
    <style:style style:name="gr2" style:family="graphic" style:parent-style-name="standard">
      <style:graphic-properties draw:stroke="none" draw:fill="none" draw:auto-grow-height="false" draw:auto-grow-width="false" draw:fit-to-size="false" style:shrink-to-fit="true" fo:min-width="2.54cm"/>
      <style:paragraph-properties style:writing-mode="lr-tb"/>
    </style:style>
    <style:style style:name="gr3" style:family="graphic" style:parent-style-name="standard">
      <style:graphic-properties draw:stroke="solid" svg:stroke-width="0.176cm" svg:stroke-color="#000000" draw:stroke-linejoin="miter" svg:stroke-linecap="round" draw:fill="none" draw:fill-color="#000000" fo:padding-top="0.213cm" fo:padding-bottom="0.213cm" fo:padding-left="0.338cm" fo:padding-right="0.338cm"/>
    </style:style>
    <style:style style:name="gr4" style:family="graphic" style:parent-style-name="standard">
      <style:graphic-properties draw:stroke="solid" svg:stroke-width="0.141cm" svg:stroke-color="#000000" draw:stroke-linejoin="miter" svg:stroke-linecap="round" draw:fill="solid" draw:fill-color="#ffe400" fo:padding-top="0.195cm" fo:padding-bottom="0.195cm" fo:padding-left="0.32cm" fo:padding-right="0.32cm" draw:shadow="hidden" draw:shadow-offset-x="0.125cm" draw:shadow-offset-y="-0.125cm" draw:shadow-color="#000000" draw:shadow-opacity="100%"/>
    </style:style>
    <style:style style:name="gr5" style:family="graphic" style:parent-style-name="standard">
      <style:graphic-properties draw:stroke="solid" svg:stroke-width="0.106cm" svg:stroke-color="#000000" draw:marker-start="Marker_5f_0" draw:marker-start-width="0.318cm" draw:marker-start-center="true" draw:stroke-linejoin="miter" svg:stroke-linecap="round" draw:fill="none" fo:padding-top="0.178cm" fo:padding-bottom="0.178cm" fo:padding-left="0.303cm" fo:padding-right="0.303cm"/>
    </style:style>
    <style:style style:name="gr6" style:family="graphic" style:parent-style-name="standard">
      <style:graphic-properties draw:stroke="solid" svg:stroke-width="0.141cm" svg:stroke-color="#000000" draw:stroke-linejoin="miter" svg:stroke-linecap="round" draw:fill="solid" draw:fill-color="#ff5762" fo:padding-top="0.195cm" fo:padding-bottom="0.195cm" fo:padding-left="0.32cm" fo:padding-right="0.32cm" draw:shadow="hidden" draw:shadow-offset-x="0.125cm" draw:shadow-offset-y="-0.125cm" draw:shadow-color="#000000" draw:shadow-opacity="100%"/>
    </style:style>
    <style:style style:name="gr7" style:family="graphic" style:parent-style-name="standard">
      <style:graphic-properties draw:stroke="solid" svg:stroke-width="0.141cm" svg:stroke-color="#000000" draw:stroke-linejoin="miter" svg:stroke-linecap="round" draw:fill="solid" draw:fill-color="#00e4fb" fo:padding-top="0.195cm" fo:padding-bottom="0.195cm" fo:padding-left="0.32cm" fo:padding-right="0.32cm" draw:shadow="hidden" draw:shadow-offset-x="0.125cm" draw:shadow-offset-y="-0.125cm" draw:shadow-color="#000000" draw:shadow-opacity="100%"/>
    </style:style>
    <style:style style:name="gr8" style:family="graphic" style:parent-style-name="standard">
      <style:graphic-properties draw:stroke="solid" svg:stroke-width="0.106cm" svg:stroke-color="#000000" draw:stroke-linejoin="miter" svg:stroke-linecap="round" draw:fill="gradient" draw:fill-gradient-name="Gradient_5f_0" fo:padding-top="0.178cm" fo:padding-bottom="0.178cm" fo:padding-left="0.303cm" fo:padding-right="0.303cm" draw:shadow="hidden" draw:shadow-offset-x="0.125cm" draw:shadow-offset-y="-0.125cm" draw:shadow-color="#000000" draw:shadow-opacity="100%"/>
    </style:style>
    <style:style style:name="gr9" style:family="graphic" style:parent-style-name="standard">
      <style:graphic-properties draw:stroke="solid" svg:stroke-width="0.071cm" svg:stroke-color="#000000" draw:stroke-linejoin="miter" svg:stroke-linecap="butt" draw:fill="none" draw:auto-grow-height="false" draw:auto-grow-width="false" draw:fit-to-size="false" style:shrink-to-fit="true" fo:min-width="2.54cm" fo:padding-top="0.16cm" fo:padding-bottom="0.16cm" fo:padding-left="0.285cm" fo:padding-right="0.28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MasterSlide0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.212cm" fo:margin-bottom="0.212cm" fo:line-height="110%" fo:text-align="center" fo:text-indent="0cm"/>
    </style:style>
    <style:style style:name="P3" style:family="paragraph">
      <loext:graphic-properties draw:fill="none" draw:fill-color="#000000"/>
    </style:style>
    <style:style style:name="P4" style:family="paragraph">
      <loext:graphic-properties draw:fill="solid" draw:fill-color="#ffe400"/>
    </style:style>
    <style:style style:name="P5" style:family="paragraph">
      <loext:graphic-properties draw:fill="solid" draw:fill-color="#ff5762"/>
    </style:style>
    <style:style style:name="P6" style:family="paragraph">
      <loext:graphic-properties draw:fill="solid" draw:fill-color="#00e4fb"/>
    </style:style>
    <style:style style:name="P7" style:family="paragraph">
      <loext:graphic-properties draw:fill="gradient" draw:fill-gradient-name="Gradient_5f_0"/>
    </style:style>
    <style:style style:name="P8" style:family="paragraph">
      <style:paragraph-properties fo:margin-left="0cm" fo:margin-right="0cm" fo:margin-top="0cm" fo:margin-bottom="0cm" fo:text-align="center" fo:text-indent="0cm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</style:style>
    <style:style style:name="T1" style:family="text">
      <style:text-properties fo:color="#000000" loext:opacity="100%" style:font-name="MyriadPro-Regular1" fo:font-size="10pt" fo:text-shadow="1pt 1pt" fo:font-weight="bold" style:font-name-asian="MyriadPro-Regular1" style:font-size-asian="10pt" style:font-weight-asian="bold" style:font-name-complex="MyriadPro-Regular1" style:font-size-complex="10pt" style:font-weight-complex="bold"/>
    </style:style>
    <style:style style:name="T2" style:family="text">
      <style:text-properties fo:color="#000000" loext:opacity="100%" style:font-name="MyriadPro-Regular1" fo:font-size="10pt" fo:text-shadow="1pt 1pt" style:font-name-asian="MyriadPro-Regular1" style:font-size-asian="10pt" style:font-name-complex="MyriadPro-Regular1" style:font-size-complex="10pt"/>
    </style:style>
    <style:style style:name="T3" style:family="text">
      <style:text-properties fo:color="#000000" loext:opacity="100%" style:font-name="MyriadPro-Regular1" fo:font-size="8pt" fo:text-shadow="1pt 1pt" fo:font-weight="bold" style:font-name-asian="MyriadPro-Regular1" style:font-size-asian="8pt" style:font-weight-asian="bold" style:font-name-complex="MyriadPro-Regular1" style:font-size-complex="8pt" style:font-weight-complex="bold"/>
    </style:style>
    <style:style style:name="T4" style:family="text">
      <style:text-properties fo:color="#000000" loext:opacity="100%" style:font-name="MyriadPro-Regular1" fo:font-size="8pt" fo:text-shadow="1pt 1pt" style:font-name-asian="MyriadPro-Regular1" style:font-size-asian="8pt" style:font-name-complex="MyriadPro-Regular1" style:font-size-complex="8pt"/>
    </style:style>
    <style:style style:name="T5" style:family="text">
      <style:text-properties fo:color="#000000" loext:opacity="100%" style:font-name="MyriadPro-Regular1" fo:font-size="9pt" fo:font-weight="bold" style:font-name-asian="MyriadPro-Regular1" style:font-size-asian="9pt" style:font-weight-asian="bold" style:font-name-complex="MyriadPro-Regular1" style:font-size-complex="9pt" style:font-weight-complex="bold"/>
    </style:style>
    <style:style style:name="T6" style:family="text">
      <style:text-properties fo:color="#000000" loext:opacity="100%" style:font-name="MyriadPro-Regular1" fo:font-size="9pt" style:font-name-asian="MyriadPro-Regular1" style:font-size-asian="9pt" style:font-name-complex="MyriadPro-Regular1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Slide0" presentation:presentation-page-layout-name="AL1T0">
        <draw:g>
          <draw:line draw:style-name="gr1" draw:text-style-name="P1" draw:layer="layout" svg:x1="23.389cm" svg:y1="2.963cm" svg:x2="23.389cm" svg:y2="24.277cm">
            <text:p/>
          </draw:line>
          <draw:line draw:style-name="gr1" draw:text-style-name="P1" draw:layer="layout" svg:x1="15.536cm" svg:y1="2.547cm" svg:x2="15.536cm" svg:y2="23.862cm">
            <text:p/>
          </draw:line>
          <draw:frame draw:style-name="gr2" draw:text-style-name="P1" draw:layer="layout" svg:width="2.575cm" svg:height="1.517cm" svg:x="22.084cm" svg:y="1.341cm">
            <draw:text-box>
              <text:p text:style-name="P2"><text:span text:style-name="T1">External-Draft-presentn (upstream)</text:span></text:p>
              <text:p text:style-name="P2"><text:span text:style-name="T1"/></text:p>
            </draw:text-box>
          </draw:frame>
          <draw:frame draw:style-name="gr2" draw:text-style-name="P1" draw:layer="layout" svg:width="3.175cm" svg:height="1.693cm" svg:x="13.97cm" svg:y="1.235cm">
            <draw:text-box>
              <text:p text:style-name="P2"><text:span text:style-name="T1">Develop (work)</text:span></text:p>
            </draw:text-box>
          </draw:frame>
          <draw:frame draw:style-name="gr2" draw:text-style-name="P1" draw:layer="layout" svg:width="2.258cm" svg:height="1.693cm" svg:x="18.697cm" svg:y="0.847cm">
            <draw:text-box>
              <text:p text:style-name="P2"><text:span text:style-name="T2">Internal-present (main) </text:span></text:p>
            </draw:text-box>
          </draw:frame>
          <draw:line draw:style-name="gr3" draw:text-style-name="P3" draw:layer="layout" svg:x1="19.685cm" svg:y1="2.54cm" svg:x2="19.685cm" svg:y2="23.854cm">
            <text:p/>
          </draw:line>
          <draw:g>
            <draw:path draw:style-name="gr4" draw:text-style-name="P4" draw:layer="layout" svg:width="0.528cm" svg:height="0.528cm" svg:x="15.275cm" svg:y="15.748cm" svg:viewBox="0 0 529 529" svg:d="M452 77c103 103 103 272 0 375s-272 103-375 0-103-272 0-375 272-103 375 0z">
              <text:p/>
            </draw:path>
            <draw:line draw:style-name="gr5" draw:text-style-name="P1" draw:layer="layout" svg:x1="15.557cm" svg:y1="15.714cm" svg:x2="15.557cm" svg:y2="12.994cm">
              <text:p/>
            </draw:line>
          </draw:g>
          <draw:g>
            <draw:path draw:style-name="gr4" draw:text-style-name="P4" draw:layer="layout" svg:width="0.528cm" svg:height="0.528cm" svg:x="15.275cm" svg:y="8.671cm" svg:viewBox="0 0 529 529" svg:d="M452 77c103 103 103 272 0 375s-272 103-375 0-103-272 0-375 272-103 375 0z">
              <text:p/>
            </draw:path>
            <draw:line draw:style-name="gr5" draw:text-style-name="P1" draw:layer="layout" svg:x1="15.558cm" svg:y1="8.639cm" svg:x2="15.55cm" svg:y2="7.867cm">
              <text:p/>
            </draw:line>
          </draw:g>
          <draw:g>
            <draw:path draw:style-name="gr4" draw:text-style-name="P4" draw:layer="layout" svg:width="0.528cm" svg:height="0.528cm" svg:x="15.275cm" svg:y="6.032cm" svg:viewBox="0 0 529 529" svg:d="M452 77c103 103 103 272 0 375s-272 103-375 0-103-272 0-375 272-103 375 0z">
              <text:p/>
            </draw:path>
            <draw:line draw:style-name="gr5" draw:text-style-name="P1" draw:layer="layout" svg:x1="15.558cm" svg:y1="6cm" svg:x2="15.55cm" svg:y2="5.228cm">
              <text:p/>
            </draw:line>
          </draw:g>
          <draw:g>
            <draw:path draw:style-name="gr4" draw:text-style-name="P4" draw:layer="layout" svg:width="0.528cm" svg:height="0.528cm" svg:x="15.275cm" svg:y="21.369cm" svg:viewBox="0 0 529 529" svg:d="M452 77c103 103 103 272 0 375s-272 103-375 0-103-272 0-375 272-103 375 0z">
              <text:p/>
            </draw:path>
            <draw:line draw:style-name="gr5" draw:text-style-name="P1" draw:layer="layout" svg:x1="15.557cm" svg:y1="21.335cm" svg:x2="15.557cm" svg:y2="19.121cm">
              <text:p/>
            </draw:line>
          </draw:g>
          <draw:g>
            <draw:path draw:style-name="gr4" draw:text-style-name="P4" draw:layer="layout" svg:width="0.528cm" svg:height="0.528cm" svg:x="15.275cm" svg:y="12.411cm" svg:viewBox="0 0 529 529" svg:d="M452 77c103 103 103 272 0 375s-272 103-375 0-103-272 0-375 272-103 375 0z">
              <text:p/>
            </draw:path>
            <draw:line draw:style-name="gr5" draw:text-style-name="P1" draw:layer="layout" svg:x1="15.557cm" svg:y1="12.378cm" svg:x2="15.579cm" svg:y2="11.091cm">
              <text:p/>
            </draw:line>
            <draw:path draw:style-name="gr4" draw:text-style-name="P4" draw:layer="layout" svg:width="0.528cm" svg:height="0.528cm" svg:x="15.24cm" svg:y="13.97cm" svg:viewBox="0 0 529 529" svg:d="M452 77c103 103 103 272 0 375s-272 103-375 0-103-272 0-375 272-103 375 0z">
              <text:p/>
            </draw:path>
            <draw:path draw:style-name="gr4" draw:text-style-name="P4" draw:layer="layout" svg:width="0.528cm" svg:height="0.528cm" svg:x="15.24cm" svg:y="4.94cm" svg:viewBox="0 0 529 529" svg:d="M452 77c103 103 103 272 0 375s-272 103-375 0-103-272 0-375 272-103 375 0z">
              <text:p/>
            </draw:path>
            <draw:path draw:style-name="gr4" draw:text-style-name="P4" draw:layer="layout" svg:width="0.528cm" svg:height="0.528cm" svg:x="15.24cm" svg:y="9.525cm" svg:viewBox="0 0 529 529" svg:d="M452 77c103 103 103 272 0 375s-272 103-375 0-103-272 0-375 272-103 375 0z">
              <text:p/>
            </draw:path>
            <draw:path draw:style-name="gr4" draw:text-style-name="P4" draw:layer="layout" svg:width="0.528cm" svg:height="0.528cm" svg:x="15.24cm" svg:y="3.916cm" svg:viewBox="0 0 529 529" svg:d="M452 77c103 103 103 272 0 375s-272 103-375 0-103-272 0-375 272-103 375 0z">
              <text:p/>
            </draw:path>
            <draw:path draw:style-name="gr4" draw:text-style-name="P4" draw:layer="layout" svg:width="0.528cm" svg:height="0.528cm" svg:x="15.24cm" svg:y="2.928cm" svg:viewBox="0 0 529 529" svg:d="M452 77c103 103 103 272 0 375s-272 103-375 0-103-272 0-375 272-103 375 0z">
              <text:p/>
            </draw:path>
            <draw:path draw:style-name="gr4" draw:text-style-name="P4" draw:layer="layout" svg:width="0.528cm" svg:height="0.528cm" svg:x="15.24cm" svg:y="11.43cm" svg:viewBox="0 0 529 529" svg:d="M452 77c103 103 103 272 0 375s-272 103-375 0-103-272 0-375 272-103 375 0z">
              <text:p/>
            </draw:path>
            <draw:path draw:style-name="gr4" draw:text-style-name="P4" draw:layer="layout" svg:width="0.528cm" svg:height="0.528cm" svg:x="15.24cm" svg:y="14.711cm" svg:viewBox="0 0 529 529" svg:d="M452 77c103 103 103 272 0 375s-272 103-375 0-103-272 0-375 272-103 375 0z">
              <text:p/>
            </draw:path>
            <draw:path draw:style-name="gr4" draw:text-style-name="P4" draw:layer="layout" svg:width="0.528cm" svg:height="0.528cm" svg:x="15.346cm" svg:y="16.616cm" svg:viewBox="0 0 529 529" svg:d="M452 77c103 103 103 272 0 375s-272 103-375 0-103-272 0-375 272-103 375 0z">
              <text:p/>
            </draw:path>
          </draw:g>
          <draw:line draw:style-name="gr5" draw:text-style-name="P1" draw:layer="layout" svg:x1="23.389cm" svg:y1="23.601cm" svg:x2="23.389cm" svg:y2="20.052cm">
            <text:p/>
          </draw:line>
          <draw:line draw:style-name="gr5" draw:text-style-name="P1" draw:layer="layout" svg:x1="19.05cm" svg:y1="5.093cm" svg:x2="15.875cm" svg:y2="5.093cm">
            <text:p/>
          </draw:line>
          <draw:g>
            <draw:path draw:style-name="gr4" draw:text-style-name="P4" draw:layer="layout" svg:width="0.528cm" svg:height="0.528cm" svg:x="15.275cm" svg:y="23.274cm" svg:viewBox="0 0 529 529" svg:d="M452 77c103 103 103 272 0 375s-272 103-375 0-103-272 0-375 272-103 375 0z">
              <text:p/>
            </draw:path>
            <draw:line draw:style-name="gr5" draw:text-style-name="P1" draw:layer="layout" svg:x1="15.557cm" svg:y1="23.24cm" svg:x2="15.557cm" svg:y2="21.95cm">
              <text:p/>
            </draw:line>
          </draw:g>
          <draw:g>
            <draw:path draw:style-name="gr6" draw:text-style-name="P5" draw:layer="layout" svg:width="0.528cm" svg:height="0.528cm" svg:x="19.156cm" svg:y="5.186cm" svg:viewBox="0 0 529 529" svg:d="M452 77c103 103 103 272 0 375s-272 103-375 0-103-272 0-375 272-103 375 0z">
              <text:p/>
            </draw:path>
          </draw:g>
          <draw:path draw:style-name="gr7" draw:text-style-name="P6" draw:layer="layout" svg:width="0.528cm" svg:height="0.528cm" svg:x="23.178cm" svg:y="23.707cm" svg:viewBox="0 0 529 529" svg:d="M452 77c103 103 103 272 0 375s-272 103-375 0-103-272 0-375 272-103 375 0z">
            <text:p/>
          </draw:path>
          <draw:line draw:style-name="gr5" draw:text-style-name="P1" draw:layer="layout" svg:x1="23.389cm" svg:y1="19.437cm" svg:x2="23.389cm" svg:y2="10.195cm">
            <text:p/>
          </draw:line>
          <draw:g>
            <draw:path draw:style-name="gr4" draw:text-style-name="P4" draw:layer="layout" svg:width="0.528cm" svg:height="0.528cm" svg:x="15.275cm" svg:y="10.506cm" svg:viewBox="0 0 529 529" svg:d="M452 77c103 103 103 272 0 375s-272 103-375 0-103-272 0-375 272-103 375 0z">
              <text:p/>
            </draw:path>
            <draw:line draw:style-name="gr5" draw:text-style-name="P1" draw:layer="layout" svg:x1="15.558cm" svg:y1="10.403cm" svg:x2="15.55cm" svg:y2="9.243cm">
              <text:p/>
            </draw:line>
          </draw:g>
          <draw:line draw:style-name="gr5" draw:text-style-name="P1" draw:layer="layout" svg:x1="23.087cm" svg:y1="23.849cm" svg:x2="15.875cm" svg:y2="23.495cm">
            <text:p/>
          </draw:line>
          <draw:line draw:style-name="gr5" draw:text-style-name="P1" draw:layer="layout" svg:x1="23.059cm" svg:y1="19.05cm" svg:x2="19.685cm" svg:y2="19.05cm">
            <text:p/>
          </draw:line>
          <draw:path draw:style-name="gr7" draw:text-style-name="P6" draw:layer="layout" svg:width="0.528cm" svg:height="0.528cm" svg:x="23.059cm" svg:y="18.521cm" svg:viewBox="0 0 529 529" svg:d="M452 77c103 103 103 272 0 375s-272 103-375 0-103-272 0-375 272-103 375 0z">
            <text:p/>
          </draw:path>
          <draw:g>
            <draw:path draw:style-name="gr4" draw:text-style-name="P4" draw:layer="layout" svg:width="0.528cm" svg:height="0.528cm" svg:x="15.275cm" svg:y="7.366cm" svg:viewBox="0 0 529 529" svg:d="M452 77c103 103 103 272 0 375s-272 103-375 0-103-272 0-375 272-103 375 0z">
              <text:p/>
            </draw:path>
            <draw:line draw:style-name="gr5" draw:text-style-name="P1" draw:layer="layout" svg:x1="15.558cm" svg:y1="7.334cm" svg:x2="15.55cm" svg:y2="6.562cm">
              <text:p/>
            </draw:line>
          </draw:g>
          <draw:g>
            <draw:path draw:style-name="gr7" draw:text-style-name="P6" draw:layer="layout" svg:width="0.528cm" svg:height="0.528cm" svg:x="22.966cm" svg:y="12.171cm" svg:viewBox="0 0 529 529" svg:d="M452 77c103 103 103 272 0 375s-272 103-375 0-103-272 0-375 272-103 375 0z">
              <text:p/>
            </draw:path>
          </draw:g>
          <draw:g>
            <draw:path draw:style-name="gr4" draw:text-style-name="P4" draw:layer="layout" svg:width="0.528cm" svg:height="0.528cm" svg:x="15.275cm" svg:y="18.559cm" svg:viewBox="0 0 529 529" svg:d="M452 77c103 103 103 272 0 375s-272 103-375 0-103-272 0-375 272-103 375 0z">
              <text:p/>
            </draw:path>
            <draw:line draw:style-name="gr5" draw:text-style-name="P1" draw:layer="layout" svg:x1="15.557cm" svg:y1="18.524cm" svg:x2="15.557cm" svg:y2="16.31cm">
              <text:p/>
            </draw:line>
          </draw:g>
          <draw:path draw:style-name="gr8" draw:text-style-name="P7" draw:layer="layout" svg:width="2.709cm" svg:height="1.517cm" svg:x="23.855cm" svg:y="19.156cm" svg:viewBox="0 0 2710 1518" svg:d="M2329 0c254 0 381 127 381 381v755c0 255-127 382-381 382h-1462c-254 0-381-127-381-382v-358l-486-142 486-67v-188c0-254 127-381 381-381z">
            <text:p/>
          </draw:path>
          <draw:frame draw:style-name="gr2" draw:text-style-name="P1" draw:layer="layout" svg:width="2.223cm" svg:height="1.517cm" svg:x="24.342cm" svg:y="19.156cm">
            <draw:text-box>
              <text:p text:style-name="P8"><text:span text:style-name="T3">Draft</text:span></text:p>
            </draw:text-box>
          </draw:frame>
          <draw:path draw:style-name="gr8" draw:text-style-name="P7" draw:layer="layout" svg:width="2.709cm" svg:height="1.517cm" svg:x="23.96cm" svg:y="7.125cm" svg:viewBox="0 0 2710 1518" svg:d="M2329 0c254 0 381 127 381 381v755c0 255-127 382-381 382h-1462c-254 0-381-127-381-382v-358l-486-142 486-67v-188c0-254 127-381 381-381z">
            <text:p/>
          </draw:path>
          <draw:frame draw:style-name="gr2" draw:text-style-name="P1" draw:layer="layout" svg:width="2.223cm" svg:height="1.517cm" svg:x="24.415cm" svg:y="7.373cm">
            <draw:text-box>
              <text:p text:style-name="P8"><text:span text:style-name="T3">Initial presentation</text:span></text:p>
            </draw:text-box>
          </draw:frame>
          <draw:path draw:style-name="gr8" draw:text-style-name="P7" draw:layer="layout" svg:width="2.709cm" svg:height="1.481cm" svg:x="23.96cm" svg:y="23.283cm" svg:viewBox="0 0 2710 1482" svg:d="M2329 0c254 0 381 124 381 372v737c0 249-127 373-381 373h-1462c-254 0-381-124-381-373v-349l-486-139 486-65v-184c0-248 127-372 381-372z">
            <text:p/>
          </draw:path>
          <draw:frame draw:style-name="gr2" draw:text-style-name="P1" draw:layer="layout" svg:width="2.223cm" svg:height="1.517cm" svg:x="24.447cm" svg:y="23.283cm">
            <draw:text-box>
              <text:p text:style-name="P8"><text:span text:style-name="T3">Submission</text:span></text:p>
            </draw:text-box>
          </draw:frame>
          <draw:path draw:style-name="gr8" draw:text-style-name="P7" draw:layer="layout" svg:width="2.469cm" svg:height="1.411cm" svg:x="19.79cm" svg:y="13.616cm" svg:viewBox="0 0 2470 1412" svg:d="M2082 1412c259 0 388-129 388-388v-636c0-259-129-388-388-388h-1165c-258 0-388 129-388 388v571l-529 300 553-100c63 169 184 253 364 253z">
            <text:p/>
          </draw:path>
          <draw:frame draw:style-name="gr2" draw:text-style-name="P1" draw:layer="layout" svg:width="1.94cm" svg:height="1.411cm" svg:x="20.32cm" svg:y="13.97cm">
            <draw:text-box>
              <text:p text:style-name="P8"><text:span text:style-name="T4">Only bugfixes!</text:span></text:p>
            </draw:text-box>
          </draw:frame>
          <draw:path draw:style-name="gr8" draw:text-style-name="P7" draw:layer="layout" svg:width="2.705cm" svg:height="2.187cm" svg:x="20.154cm" svg:y="3.81cm" svg:viewBox="0 0 2706 2188" svg:d="M2318 2188c259 0 388-129 388-388v-1412c0-259-129-388-388-388h-1412c-259 0-389 129-389 388v1049l-517 316 517-107v154c0 259 130 388 389 388z">
            <text:p/>
          </draw:path>
          <draw:frame draw:style-name="gr2" draw:text-style-name="P1" draw:layer="layout" svg:width="2.187cm" svg:height="2.187cm" svg:x="20.673cm" svg:y="4.163cm">
            <draw:text-box>
              <text:p text:style-name="P8"><text:span text:style-name="T3">Could be weekly meeting</text:span></text:p>
            </draw:text-box>
          </draw:frame>
          <draw:frame draw:style-name="gr9" draw:text-style-name="P1" draw:layer="layout" svg:width="10.477cm" svg:height="1.517cm" svg:x="12.18cm" svg:y="24.701cm">
            <draw:text-box>
              <text:p text:style-name="P8"><text:span text:style-name="T5">Author</text:span><text:span text:style-name="T6">: Vincent Driessen</text:span></text:p>
              <text:p text:style-name="P8"><text:span text:style-name="T5">Original blog post</text:span><text:span text:style-name="T6">: </text:span><text:a xlink:href="http://nvie.com/archives/323" xlink:type="simple">http://nvie.com/posts/a-succesful-git-branching-model</text:a></text:p>
              <text:p text:style-name="P8"><text:span text:style-name="T5">License</text:span><text:span text:style-name="T6">: Creative Commons BY-SA</text:span></text:p>
            </draw:text-box>
          </draw:frame>
          <draw:g>
            <draw:path draw:style-name="gr6" draw:text-style-name="P5" draw:layer="layout" svg:width="0.528cm" svg:height="0.528cm" svg:x="19.156cm" svg:y="7.62cm" svg:viewBox="0 0 529 529" svg:d="M452 77c103 103 103 272 0 375s-272 103-375 0-103-272 0-375 272-103 375 0z">
              <text:p/>
            </draw:path>
          </draw:g>
          <draw:g>
            <draw:path draw:style-name="gr6" draw:text-style-name="P5" draw:layer="layout" svg:width="0.528cm" svg:height="0.528cm" svg:x="19.156cm" svg:y="11.43cm" svg:viewBox="0 0 529 529" svg:d="M452 77c103 103 103 272 0 375s-272 103-375 0-103-272 0-375 272-103 375 0z">
              <text:p/>
            </draw:path>
          </draw:g>
          <draw:g>
            <draw:path draw:style-name="gr6" draw:text-style-name="P5" draw:layer="layout" svg:width="0.528cm" svg:height="0.528cm" svg:x="19.156cm" svg:y="9.631cm" svg:viewBox="0 0 529 529" svg:d="M452 77c103 103 103 272 0 375s-272 103-375 0-103-272 0-375 272-103 375 0z">
              <text:p/>
            </draw:path>
          </draw:g>
          <draw:g>
            <draw:path draw:style-name="gr6" draw:text-style-name="P5" draw:layer="layout" svg:width="0.528cm" svg:height="0.528cm" svg:x="19.156cm" svg:y="18.521cm" svg:viewBox="0 0 529 529" svg:d="M452 77c103 103 103 272 0 375s-272 103-375 0-103-272 0-375 272-103 375 0z">
              <text:p/>
            </draw:path>
          </draw:g>
          <draw:path draw:style-name="gr7" draw:text-style-name="P6" draw:layer="layout" svg:width="0.529cm" svg:height="0.528cm" svg:x="22.86cm" svg:y="7.62cm" svg:viewBox="0 0 530 529" svg:d="M452 77c104 103 104 272 0 375-103 103-272 103-375 0s-103-272 0-375 272-103 375 0z">
            <text:p/>
          </draw:path>
          <draw:line draw:style-name="gr5" draw:text-style-name="P1" draw:layer="layout" svg:x1="19.156cm" svg:y1="7.62cm" svg:x2="15.875cm" svg:y2="7.62cm">
            <text:p/>
          </draw:line>
          <draw:line draw:style-name="gr5" draw:text-style-name="P1" draw:layer="layout" svg:x1="22.86cm" svg:y1="7.633cm" svg:x2="19.685cm" svg:y2="7.633cm">
            <text:p/>
          </draw:line>
          <draw:g>
            <draw:path draw:style-name="gr6" draw:text-style-name="P5" draw:layer="layout" svg:width="0.528cm" svg:height="0.528cm" svg:x="19.156cm" svg:y="16.51cm" svg:viewBox="0 0 529 529" svg:d="M452 77c103 103 103 272 0 375s-272 103-375 0-103-272 0-375 272-103 375 0z">
              <text:p/>
            </draw:path>
          </draw:g>
          <draw:g>
            <draw:path draw:style-name="gr6" draw:text-style-name="P5" draw:layer="layout" svg:width="0cm" svg:height="0.528cm" svg:x="19.685cm" svg:y="14.712cm" svg:viewBox="0 0 1 529" svg:d="M1 77c0 103 0 272 0 375s-1 103-1 0 0-272 0-375 1-103 1 0z">
              <text:p/>
            </draw:path>
          </draw:g>
          <draw:g>
            <draw:path draw:style-name="gr6" draw:text-style-name="P5" draw:layer="layout" svg:width="0.528cm" svg:height="0.528cm" svg:x="19.261cm" svg:y="14.182cm" svg:viewBox="0 0 529 529" svg:d="M452 77c103 103 103 272 0 375s-272 103-375 0-103-272 0-375 272-103 375 0z">
              <text:p/>
            </draw:path>
          </draw:g>
          <draw:g>
            <draw:path draw:style-name="gr6" draw:text-style-name="P5" draw:layer="layout" svg:width="0.528cm" svg:height="0.528cm" svg:x="19.156cm" svg:y="20.955cm" svg:viewBox="0 0 529 529" svg:d="M452 77c103 103 103 272 0 375s-272 103-375 0-103-272 0-375 272-103 375 0z">
              <text:p/>
            </draw:path>
          </draw:g>
          <draw:line draw:style-name="gr5" draw:text-style-name="P1" draw:layer="layout" svg:x1="22.86cm" svg:y1="12.7cm" svg:x2="15.875cm" svg:y2="12.7cm">
            <text:p/>
          </draw:line>
          <draw:line draw:style-name="gr5" draw:text-style-name="P1" draw:layer="layout" svg:x1="19.05cm" svg:y1="10.16cm" svg:x2="15.804cm" svg:y2="10.16cm">
            <text:p/>
          </draw:line>
          <draw:line draw:style-name="gr5" draw:text-style-name="P1" draw:layer="layout" svg:x1="19.156cm" svg:y1="11.959cm" svg:x2="15.804cm" svg:y2="11.789cm">
            <text:p/>
          </draw:line>
          <draw:line draw:style-name="gr5" draw:text-style-name="P1" draw:layer="layout" svg:x1="19.261cm" svg:y1="14.605cm" svg:x2="15.769cm" svg:y2="14.499cm">
            <text:p/>
          </draw:line>
          <draw:line draw:style-name="gr5" draw:text-style-name="P1" draw:layer="layout" svg:x1="18.979cm" svg:y1="16.616cm" svg:x2="15.875cm" svg:y2="16.51cm">
            <text:p/>
          </draw:line>
          <draw:line draw:style-name="gr5" draw:text-style-name="P1" draw:layer="layout" svg:x1="19.05cm" svg:y1="19.088cm" svg:x2="15.804cm" svg:y2="19.088cm">
            <text:p/>
          </draw:line>
          <draw:frame draw:style-name="gr10" draw:text-style-name="P9" draw:layer="layout" svg:width="9.525cm" svg:height="0.962cm" svg:x="4.445cm" svg:y="3.81cm">
            <draw:text-box>
              <text:p>One user: no collaboration</text:p>
            </draw:text-box>
          </draw:frame>
        </draw:g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yriadPro-Bold" svg:font-family="MyriadPro-Bold" style:font-pitch="variable"/>
    <style:font-face style:name="MyriadPro-Bold1" svg:font-family="MyriadPro-Bold"/>
    <style:font-face style:name="MyriadPro-Regular" svg:font-family="MyriadPro-Regular" style:font-pitch="variable"/>
    <style:font-face style:name="MyriadPro-Regular1" svg:font-family="MyriadPro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5f_0" draw:display-name="Gradient_0" draw:style="linear" draw:start-color="#f3f3f3" draw:end-color="#c2c2c2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arker_5f_0" draw:display-name="Marker_0" svg:viewBox="0 0 6 6" svg:d="M6 6l-3-6-3 6 3-1z"/>
    <draw:marker draw:name="Marker_5f_1" draw:display-name="Marker_1" svg:viewBox="0 0 6 0" svg:d="M6 0h-6"/>
    <draw:stroke-dash draw:name="Dash_5f_0" draw:display-name="Dash_0" draw:style="rect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Slide0-background" style:family="presentation">
      <style:graphic-properties draw:stroke="none" draw:fill="solid" draw:fill-color="#ffffff"/>
      <style:text-properties style:letter-kerning="true"/>
    </style:style>
    <style:style style:name="MasterSlide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0-outline1" style:family="presentation">
      <style:graphic-properties draw:stroke="none" draw:fill="none" draw:auto-grow-height="false" draw:fit-to-size="false" style:shrink-to-fit="true">
        <text:list-style style:name="MasterSlide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0-outline2" style:family="presentation" style:parent-style-name="MasterSlide0-outline1">
      <style:paragraph-properties fo:margin-top="0.4cm" fo:margin-bottom="0cm"/>
      <style:text-properties fo:font-size="28pt" style:font-size-asian="28pt" style:font-size-complex="28pt"/>
    </style:style>
    <style:style style:name="MasterSlide0-outline3" style:family="presentation" style:parent-style-name="MasterSlide0-outline2">
      <style:paragraph-properties fo:margin-top="0.3cm" fo:margin-bottom="0cm"/>
      <style:text-properties fo:font-size="24pt" style:font-size-asian="24pt" style:font-size-complex="24pt"/>
    </style:style>
    <style:style style:name="MasterSlide0-outline4" style:family="presentation" style:parent-style-name="MasterSlide0-outline3">
      <style:paragraph-properties fo:margin-top="0.2cm" fo:margin-bottom="0cm"/>
      <style:text-properties fo:font-size="20pt" style:font-size-asian="20pt" style:font-size-complex="20pt"/>
    </style:style>
    <style:style style:name="MasterSlide0-outline5" style:family="presentation" style:parent-style-name="MasterSlide0-outline4">
      <style:paragraph-properties fo:margin-top="0.1cm" fo:margin-bottom="0cm"/>
      <style:text-properties fo:font-size="20pt" style:font-size-asian="20pt" style:font-size-complex="20pt"/>
    </style:style>
    <style:style style:name="MasterSlide0-outline6" style:family="presentation" style:parent-style-name="MasterSlide0-outline5">
      <style:paragraph-properties fo:margin-top="0.1cm" fo:margin-bottom="0cm"/>
      <style:text-properties fo:font-size="20pt" style:font-size-asian="20pt" style:font-size-complex="20pt"/>
    </style:style>
    <style:style style:name="MasterSlide0-outline7" style:family="presentation" style:parent-style-name="MasterSlide0-outline6">
      <style:paragraph-properties fo:margin-top="0.1cm" fo:margin-bottom="0cm"/>
      <style:text-properties fo:font-size="20pt" style:font-size-asian="20pt" style:font-size-complex="20pt"/>
    </style:style>
    <style:style style:name="MasterSlide0-outline8" style:family="presentation" style:parent-style-name="MasterSlide0-outline7">
      <style:paragraph-properties fo:margin-top="0.1cm" fo:margin-bottom="0cm"/>
      <style:text-properties fo:font-size="20pt" style:font-size-asian="20pt" style:font-size-complex="20pt"/>
    </style:style>
    <style:style style:name="MasterSlide0-outline9" style:family="presentation" style:parent-style-name="MasterSlide0-outline8">
      <style:paragraph-properties fo:margin-top="0.1cm" fo:margin-bottom="0cm"/>
      <style:text-properties fo:font-size="20pt" style:font-size-asian="20pt" style:font-size-complex="20pt"/>
    </style:style>
    <style:style style:name="MasterSlide0-subtitle" style:family="presentation">
      <style:graphic-properties draw:stroke="none" draw:fill="none" draw:textarea-vertical-align="middle">
        <text:list-style style:name="MasterSlide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0-title" style:family="presentation">
      <style:graphic-properties draw:stroke="none" draw:fill="none" draw:textarea-vertical-align="middle">
        <text:list-style style:name="MasterSlide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Slide0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MasterSlide0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MasterSlide0" style:page-layout-name="PM1" draw:style-name="Mdp1">
      <presentation:notes style:page-layout-name="PM0">
        <draw:page-thumbnail presentation:style-name="MasterSlide0-title" draw:layer="backgroundobjects" svg:width="18.624cm" svg:height="10.476cm" svg:x="1.482cm" svg:y="2.123cm" presentation:class="page"/>
        <draw:frame presentation:style-name="MasterSlide0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  <dc:date>2023-05-16T13:07:38.598470160</dc:date>
    <meta:editing-duration>PT19M2S</meta:editing-duration>
    <meta:editing-cycles>3</meta:editing-cycles>
    <meta:document-statistic meta:object-count="108"/>
  </office:meta>
</office:document-meta>
</file>